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="solid" draw:fill-color="#ffcc00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fill="solid" draw:fill-color="#ffd320" fo:min-height="11.929cm"/>
    </style:style>
    <style:style style:name="pr6" style:family="presentation" style:parent-style-name="Default-outline1">
      <style:graphic-properties draw:fill="solid" draw:fill-color="#ffcc00" fo:min-height="5.559cm"/>
    </style:style>
    <style:style style:name="pr7" style:family="presentation" style:parent-style-name="Default-outline1">
      <style:graphic-properties draw:fill="solid" draw:fill-color="#ffffcc" fo:min-height="11.929cm"/>
    </style:style>
    <style:style style:name="pr8" style:family="presentation" style:parent-style-name="Default-subtitle">
      <style:graphic-properties draw:fill="solid" draw:fill-color="#ffcc00" fo:min-height="12.661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text-properties fo:color="#0000ff" fo:background-color="#ffff99"/>
    </style:style>
    <style:style style:name="P2" style:family="paragraph">
      <loext:graphic-properties draw:fill="solid" draw:fill-color="#ffcc00"/>
    </style:style>
    <style:style style:name="P3" style:family="paragraph">
      <loext:graphic-properties draw:fill-color="#ffffff"/>
    </style:style>
    <style:style style:name="P4" style:family="paragraph">
      <style:text-properties fo:color="#0000ff"/>
    </style:style>
    <style:style style:name="P5" style:family="paragraph">
      <loext:graphic-properties draw:fill="solid" draw:fill-color="#ffd320"/>
    </style:style>
    <style:style style:name="P6" style:family="paragraph">
      <loext:graphic-properties draw:fill="solid" draw:fill-color="#ffffcc"/>
    </style:style>
    <style:style style:name="P7" style:family="paragraph">
      <loext:graphic-properties draw:fill="solid" draw:fill-color="#ffcc00"/>
      <style:text-properties fo:color="#0000ff"/>
    </style:style>
    <style:style style:name="P8" style:family="paragraph">
      <style:text-properties fo:color="#0000ff" fo:font-style="normal" style:text-underline-style="none" style:font-style-asian="normal" style:font-style-complex="normal"/>
    </style:style>
    <style:style style:name="P9" style:family="paragraph">
      <loext:graphic-properties draw:fill="solid" draw:fill-color="#ffcc00"/>
      <style:text-properties fo:color="#0000ff"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color="#3333ff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6600ff"/>
    </style:style>
    <style:style style:name="T6" style:family="text">
      <style:text-properties fo:color="#0000ff" fo:font-size="28pt" fo:text-shadow="1pt 1pt" style:font-size-asian="28pt" style:font-size-complex="28pt"/>
    </style:style>
    <style:style style:name="T7" style:family="text">
      <style:text-properties fo:color="#0000ff"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color="#0000f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color="#0000ff" fo:font-size="36pt" style:font-size-asian="36pt" style:font-size-complex="36pt"/>
    </style:style>
    <style:style style:name="T13" style:family="text">
      <style:text-properties fo:color="#0000ff" fo:font-size="32pt" style:font-size-asian="32pt" style:font-size-complex="32pt"/>
    </style:style>
    <style:style style:name="T14" style:family="text">
      <style:text-properties fo:color="#0000ff" fo:font-style="normal" style:text-underline-style="none" style:font-style-asian="normal" style:font-style-complex="normal"/>
    </style:style>
    <style:style style:name="T15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6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17" style:family="text">
      <style:text-properties fo:color="#000000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 Rasperry Pi Router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This project uses a <text:span text:style-name="T1">Raspberry Pi 2</text:span> to make a router with DHCP and a firewall. It also has dynamic DNS synchronisation and makes automatic software upda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">Order of Events</text:span></text:p>
          </draw:text-box>
        </draw:frame>
        <draw:frame presentation:style-name="pr5" draw:text-style-name="P5" draw:layer="layout" svg:width="25.199cm" svg:height="12.179cm" svg:x="1.566cm" svg:y="4.914cm" presentation:class="outline" presentation:user-transformed="true">
          <draw:text-box>
            <text:list text:style-name="L2">
              <text:list-item>
                <text:p>Put minimal <text:span text:style-name="T2">Raspbian</text:span> image onto an SD card</text:p>
              </text:list-item>
              <text:list-item>
                <text:p>Set static IP</text:p>
              </text:list-item>
              <text:list-item>
                <text:p>update/upgrade Raspbian</text:p>
              </text:list-item>
              <text:list-item>
                <text:p><text:span text:style-name="T3">Optional </text:span><text:span text:style-name="T4">- Install </text:span><text:span text:style-name="T2">tmux</text:span><text:span text:style-name="T4"> &amp; </text:span><text:span text:style-name="T2">nmap</text:span><text:span text:style-name="T5"> </text:span><text:span text:style-name="T4">for operational reasons</text:span></text:p>
              </text:list-item>
              <text:list-item>
                <text:p>Install <text:span text:style-name="T2">Webmin</text:span></text:p>
              </text:list-item>
              <text:list-item>
                <text:p><text:span text:style-name="T3">Remove</text:span><text:span text:style-name="T4"> static IP settings</text:span></text:p>
              </text:list-item>
              <text:list-item>
                <text:p>Set up DHCP &amp; Firewall in Webmin</text:p>
              </text:list-item>
              <text:list-item>
                <text:p>Install <text:span text:style-name="T2">ddclient</text:span> for Dynamic DNS sync</text:p>
              </text:list-item>
              <text:list-item>
                <text:p>Install <text:span text:style-name="T2">unattended-upgra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4" draw:text-style-name="P4" draw:layer="layout" svg:width="25.199cm" svg:height="3.506cm" svg:x="1.4cm" svg:y="0.837cm" presentation:class="title">
          <draw:text-box>
            <text:p><text:span text:style-name="T1">Set Static IP</text:span></text:p>
          </draw:text-box>
        </draw:frame>
        <draw:frame presentation:style-name="pr6" draw:text-style-name="P2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<text:span text:style-name="T1">Edit:-</text:span></text:p>
                <text:p><text:span text:style-name="T6">/etc/network/interfaces</text:span></text:p>
              </text:list-header>
            </text:list>
          </draw:text-box>
        </draw:frame>
        <draw:frame presentation:style-name="pr6" draw:text-style-name="P2" draw:layer="layout" svg:width="12.297cm" svg:height="5.809cm" svg:x="1.4cm" svg:y="11.276cm" presentation:class="outline" presentation:user-transformed="true">
          <draw:text-box>
            <text:list text:style-name="L2">
              <text:list-header>
                <text:p><text:span text:style-name="T7">This is a temporary measure to facilitate easier installation via ssh</text:span></text:p>
                <text:p><text:span text:style-name="T7">Set this to your required subnet as appropriate</text:span></text:p>
                <text:p/>
              </text:list-header>
            </text:list>
          </draw:text-box>
        </draw:frame>
        <draw:frame presentation:style-name="pr7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auto eth0</text:p>
                <text:p>allow-hotplug eth0</text:p>
                <text:p>iface eth0 inet static</text:p>
                <text:p>address 192.168.178.22</text:p>
                <text:p>netmask 255.255.255.0</text:p>
                <text:p>network 192.168.178.0</text:p>
                <text:p>gateway 192.168.178.1</text:p>
                <text:p>dns-nameservers 8.8.8.8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">Update &amp; Upgrade Raspbian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1">sudo apt-get update &amp;&amp; sudo apt-get upgrade -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tmux &amp; nmap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1">sudo apt-get install tmux</text:span></text:p>
            <text:p><text:span text:style-name="T1"><text:s/></text:span><text:span text:style-name="T1">sudo apt-get install n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Webmin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1">There are various ways of installing Webmin. Some I have found to be unsatisfactory. The method shown here was the best of sever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Webmin – Dependancies 1</text:span></text:p>
          </draw:text-box>
        </draw:frame>
        <draw:frame presentation:style-name="pr8" draw:text-style-name="P7" draw:layer="layout" svg:width="25.199cm" svg:height="12.661cm" svg:x="1.4cm" svg:y="4.673cm" presentation:class="subtitle" presentation:user-transformed="true">
          <draw:text-box>
            <text:p><text:span text:style-name="T4">Previous experience has indicated that libmd5-perl <text:s/>is a dependency.</text:span><text:span text:style-name="T1"> </text:span></text:p>
            <text:p><text:span text:style-name="T1"/></text:p>
            <text:p><text:span text:style-name="T1">Download the dependency...</text:span></text:p>
            <text:p><text:span text:style-name="T1">wget http://archive.debian.org/debian//pool/main/libm/libmd5-perl/libmd5-perl_2.03-1_all.deb</text:span></text:p>
            <text:p><text:span text:style-name="T1"/></text:p>
            <text:p><text:span text:style-name="T1">and install it</text:span></text:p>
            <text:p><text:span text:style-name="T1">sudo dpkg -i libmd5-perl_2.03-1_all.d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Webmin – Dependancies 2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4">Now install other known dependencies</text:span></text:p>
            <text:p><text:span text:style-name="T4"/></text:p>
            <text:p><text:span text:style-name="T1">sudo apt-get install perl libnet-ssleay-perl openssl libauthen-pam-perl libpam-runtime libio-pty-perl apt-show-versions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Webmin </text:span><text:span text:style-name="T1"><text:line-break/></text:span><text:span text:style-name="T8">Add software source</text:span>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><text:span text:style-name="T4">Add this to the list of software repositories</text:span></text:p>
            <text:p><text:span text:style-name="T9">(all on one line)</text:span></text:p>
            <text:p><text:span text:style-name="T4"/></text:p>
            <text:p><text:span text:style-name="T10">deb </text:span><text:span text:style-name="T10"><text:a xlink:href="http://download.webmin.com/" xlink:type="simple">http://download.webmin.com/</text:a></text:span></text:p>
            <text:p><text:span text:style-name="T10"><text:s text:c="11"/></text:span><text:span text:style-name="T10">download/repository sarge contrib</text:span></text:p>
            <text:p><text:span text:style-name="T10"/></text:p>
            <text:p><text:span text:style-name="T11">The sources file is /etc/apt/sources.list</text:span><text:span text:style-name="T10"> </text:span></text:p>
            <text:p><text:span text:style-name="T4"/></text:p>
            <text:p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Webmin</text:span><text:span text:style-name="T1"><text:line-break/></text:span><text:span text:style-name="T12">Add the gpg Key for the Repository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wget <text:a xlink:href="http://www.webmin.com/jcameron-key.asc" xlink:type="simple">http://www.webmin.com/jcameron-key.asc</text:a></text:p>
                <text:p/>
                <text:p>sudo apt-key add jcameron-key.asc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1">Install Webmin</text:span><text:span text:style-name="T1"><text:line-break/></text:span><text:span text:style-name="T13">Let's go for it… at las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sudo apt-get update</text:p>
                <text:p/>
                <text:p>sudo apt-get install webmi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4">Remove static IP settings</text:span></text:p>
              </text:list-header>
            </text:list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5"/></text:p>
                <text:p><text:span text:style-name="T15">Earlier we set up a static IP for the Pi.</text:span></text:p>
                <text:p><text:span text:style-name="T15">We now need to</text:span><text:span text:style-name="T16"> remove </text:span><text:span text:style-name="T15">that because </text:span></text:p>
                <text:p><text:span text:style-name="T15">we are going to set up DHCP in Webmin</text:span></text:p>
              </text:list-header>
            </text:list>
            <text:p><text:span text:style-name="T17"/></text:p>
            <text:p><text:span text:style-name="T17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</meta:initial-creator>
    <meta:creation-date>2016-05-03T11:30:43.929476623</meta:creation-date>
    <dc:date>2016-06-10T13:31:44.260002126</dc:date>
    <meta:editing-duration>PT2H19M12S</meta:editing-duration>
    <meta:editing-cycles>24</meta:editing-cycles>
    <meta:generator>LibreOffice/5.1.3.2$Linux_X86_64 LibreOffice_project/10m0$Build-2</meta:generator>
    <meta:document-statistic meta:object-count="71"/>
  </office:meta>
</office:document-meta>
</file>